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2.C8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 style:shadow="none"/>
    </style:style>
    <style:style style:name="Table4.A" style:family="table-column">
      <style:table-column-properties style:column-width="5.001cm" style:rel-column-width="2835*"/>
    </style:style>
    <style:style style:name="Table4.B" style:family="table-column">
      <style:table-column-properties style:column-width="1.799cm" style:rel-column-width="1020*"/>
    </style:style>
    <style:style style:name="Table4.C" style:family="table-column">
      <style:table-column-properties style:column-width="1.203cm" style:rel-column-width="68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 style:shadow="none"/>
    </style:style>
    <style:style style:name="Table6.A" style:family="table-column">
      <style:table-column-properties style:column-width="5.001cm" style:rel-column-width="2835*"/>
    </style:style>
    <style:style style:name="Table6.B" style:family="table-column">
      <style:table-column-properties style:column-width="1.799cm" style:rel-column-width="1020*"/>
    </style:style>
    <style:style style:name="Table6.C" style:family="table-column">
      <style:table-column-properties style:column-width="1.199cm" style:rel-column-width="680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- 2010-11-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8" draw:style-name="gr3" draw:text-style-name="P16" svg:width="2.991cm" svg:height="1.8cm" svg:x="9.192cm" svg:y="0.044cm"><text:p text:style-name="P15"><text:span text:style-name="T2">Project</text:span></text:p><text:p text:style-name="P15"><text:span text:style-name="T2">Role</text:span></text:p></draw:rect><draw:rect text:anchor-type="paragraph" draw:z-index="10" draw:style-name="gr3" draw:text-style-name="P16" svg:width="2.991cm" svg:height="1.8cm" svg:x="15.171cm" svg:y="0.044cm"><text:p text:style-name="P15"><text:span text:style-name="T2">Project</text:span></text:p><text:p text:style-name="P15"><text:span text:style-name="T2">Invitation</text:span></text:p></draw:rect></text:p>
      <text:p text:style-name="P1"><draw:line text:anchor-type="paragraph" draw:z-index="11" draw:style-name="gr2" draw:text-style-name="P15" svg:x1="12.181cm" svg:y1="0.453cm" svg:x2="15.171cm" svg:y2="0.453cm"><text:p/></draw:line><draw:rect text:anchor-type="paragraph" draw:z-index="0" draw:style-name="gr1" draw:text-style-name="P15" svg:width="0.495cm" svg:height="0.495cm" svg:x="14.677cm" svg:y="0.175cm"><text:p/></draw:rect></text:p>
      <text:p text:style-name="P1"/>
      <text:p text:style-name="P1"><draw:line text:anchor-type="paragraph" draw:z-index="3" draw:style-name="gr2" draw:text-style-name="P15" svg:x1="10.652cm" svg:y1="0.383cm" svg:x2="10.652cm" svg:y2="5.781cm"><text:p/></draw:line><draw:line text:anchor-type="paragraph" draw:z-index="13" draw:style-name="gr2" draw:text-style-name="P15" svg:x1="16.649cm" svg:y1="0.383cm" svg:x2="16.649cm" svg:y2="2.182cm"><text:p/></draw:line><draw:rect text:anchor-type="paragraph" draw:z-index="12" draw:style-name="gr1" draw:text-style-name="P15" svg:width="0.495cm" svg:height="0.495cm" svg:x="16.406cm" svg:y="0.383cm"><text:p/></draw:rect></text:p>
      <text:p text:style-name="P1"/>
      <text:p text:style-name="P1"/>
      <text:p text:style-name="P1"><draw:rect text:anchor-type="paragraph" draw:z-index="2" draw:style-name="gr1" draw:text-style-name="P15" svg:width="0.495cm" svg:height="0.495cm" svg:x="10.41cm" svg:y="0.228cm"><text:p/></draw:rect></text:p>
      <text:p text:style-name="P1"><draw:rect text:anchor-type="paragraph" draw:z-index="6" draw:style-name="gr3" draw:text-style-name="P16" svg:width="2.991cm" svg:height="1.8cm" svg:x="9.192cm" svg:y="0.235cm"><text:p text:style-name="P15"><text:span text:style-name="T2">Project</text:span><text:span text:style-name="T2"><text:line-break/></text:span><text:span text:style-name="T2">Member</text:span></text:p></draw:rect><draw:rect text:anchor-type="paragraph" draw:z-index="7" draw:style-name="gr3" draw:text-style-name="P16" svg:width="2.991cm" svg:height="1.8cm" svg:x="15.171cm" svg:y="0.235cm"><text:p text:style-name="P15"><text:span text:style-name="T2">Project</text:span></text:p></draw:rect></text:p>
      <text:p text:style-name="P1"><draw:rect text:anchor-type="paragraph" draw:z-index="4" draw:style-name="gr1" draw:text-style-name="P15" svg:width="0.495cm" svg:height="0.495cm" svg:x="12.181cm" svg:y="0.393cm"><text:p/></draw:rect></text:p>
      <text:p text:style-name="P1"><draw:line text:anchor-type="paragraph" draw:z-index="5" draw:style-name="gr2" draw:text-style-name="P15" svg:x1="12.181cm" svg:y1="0.157cm" svg:x2="15.171cm" svg:y2="0.157cm"><text:p/></draw:line></text:p>
      <text:p text:style-name="P1"/>
      <text:p text:style-name="P1"><draw:rect text:anchor-type="paragraph" draw:z-index="1" draw:style-name="gr1" draw:text-style-name="P15" svg:width="0.495cm" svg:height="0.495cm" svg:x="10.41cm" svg:y="0.086cm"><text:p/></draw:rect></text:p>
      <text:p text:style-name="P1"/>
      <text:p text:style-name="P1"/>
      <text:p text:style-name="P1"><draw:rect text:anchor-type="paragraph" draw:z-index="9" draw:style-name="gr3" draw:text-style-name="P16" svg:width="2.991cm" svg:height="1.8cm" svg:x="9.192cm" svg:y="0.425cm"><text:p text:style-name="P15"><text:span text:style-name="T2">User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10">Firts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8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10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10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ProjectMemberID</text:p>
                </table:table-cell>
                <table:table-cell table:style-name="Table4.A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9">User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9">Project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9">ProjectRole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Invit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Role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Invitation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6">ProjectInvitationCode ****</text:p>
                </table:table-cell>
                <table:table-cell table:style-name="Table6.A2" office:value-type="string">
                  <text:p text:style-name="P6">C</text:p>
                </table:table-cell>
                <table:table-cell table:style-name="Table6.C2" office:value-type="float" office:value="32">
                  <text:p text:style-name="P6">32</text:p>
                </table:table-cell>
              </table:table-row>
              <table:table-row>
                <table:table-cell table:style-name="Table6.A2" office:value-type="string">
                  <text:p text:style-name="P9">Project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9">ProjectRole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>* Index Unique ** Allow Null *** Default NOW() **** Unique MD5 Hash / Index Un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3T14:29:35</meta:creation-date>
    <dc:date>2010-11-18T14:50:51</dc:date>
    <meta:editing-duration>PT07H18M19S</meta:editing-duration>
    <meta:editing-cycles>55</meta:editing-cycles>
    <meta:generator>NeoOffice/3.1.2$Unix OpenOffice.org_project/Patch 1</meta:generator>
    <meta:document-statistic meta:table-count="6" meta:image-count="0" meta:object-count="0" meta:page-count="2" meta:paragraph-count="77" meta:word-count="99" meta:character-count="479"/>
  </office:meta>
</office:document-meta>
</file>